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4.11pt"/>
    </style:style>
    <style:style style:name="co3" style:family="table-column">
      <style:table-column-properties fo:break-before="auto" style:column-width="103.01pt"/>
    </style:style>
    <style:style style:name="co4" style:family="table-column">
      <style:table-column-properties fo:break-before="auto" style:column-width="157.04pt"/>
    </style:style>
    <style:style style:name="co5" style:family="table-column">
      <style:table-column-properties fo:break-before="auto" style:column-width="78.01pt"/>
    </style:style>
    <style:style style:name="co6" style:family="table-column">
      <style:table-column-properties fo:break-before="auto" style:column-width="129.06pt"/>
    </style:style>
    <style:style style:name="ro1" style:family="table-row">
      <style:table-row-properties style:row-height="41.75pt" fo:break-before="auto" style:use-optimal-row-height="tru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9.99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>
      <style:table-cell-properties fo:background-color="#c5e0b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0" style:family="table-cell" style:parent-style-name="Default">
      <style:table-cell-properties fo:background-color="#c5e0b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rett Eval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8" table:default-cell-style-name="ce2"/>
        <table:table-row table:style-name="ro1">
          <table:table-cell table:style-name="ce6" office:value-type="string" calcext:value-type="string">
            <text:p>Survey </text:p>
          </table:table-cell>
          <table:table-cell table:style-name="ce8" office:value-type="string" calcext:value-type="string">
            <text:p>Bmore_Parent_Evaluation</text:p>
          </table:table-cell>
          <table:table-cell table:style-name="ce6" office:value-type="string" calcext:value-type="string">
            <text:p>Parent_Learning</text:p>
          </table:table-cell>
          <table:table-cell table:style-name="ce10" office:value-type="string" calcext:value-type="string">
            <text:p>Strategy_ Inspirational_Great Speaker</text:p>
          </table:table-cell>
          <table:table-cell table:style-name="ce6" office:value-type="string" calcext:value-type="string">
            <text:p>Handout</text:p>
          </table:table-cell>
          <table:table-cell table:style-name="ce10" office:value-type="string" calcext:value-type="string">
            <text:p>Interactive_Role Plays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ood Conversation Strategies for changing unwanted behavior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cellent presenter with good content and real life experienc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mpowering; Handout was great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Nice Strateg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Note: Ask your kids questions you don’t know the answer to - don’t lead the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earned how to ask powerful questions to solve problems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t was interesting to learn about handling irritating behaviors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Great Information - different ways to approach behavior, conversations and question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*Great!! About how you can ask question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Very Interesting and helpful; like it; his dynamic 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Liked how to communicate with my children skills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mazing! A very different way to communicate with my teen.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Note: Change the perspective to see the things. Everyone sees the situation differentl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Nice; Role Play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olid simple message; easy to appl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Great Shift in Dialogue with our ki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Great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Interesting for reframing conversations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Helped us learn how to talk to our kids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Such a great presentation - love the phrasing; the how to and why of phrasing the questions to our ki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Great Presenter; enjoyed the breakout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Learned I use some bad strategies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Great motivation and conversation start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Good interactive session; Learned some strategi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Very Informative A thought provoking change shift way of thinking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Communication is important with our children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He's Super Hot!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Note: Don’t use don’t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Power of asking short questions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Excellent; Insightful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I liked how to ask questions to learn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Enjoyed the simplicity of this. This is not something difficult to put into daily practice. Kudos; Enjoyed the interaction w/ other parents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Enjoyed learning how to change the dialect between me and my child. Enjoyed the mind focus section the most.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Awesome. Practical information, entertaining presentation, great conversation by parents with last section.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trong framework with quesitoning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Strategic communication. Very helpful in involving children.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Brett Evals'.$A$1" table:cell-range-address="$'Brett Evals'.$A$1:.$F$37"/>
        </table:named-expressions>
      </table:table>
      <table:named-expressions/>
      <table:database-ranges>
        <table:database-range table:name="__Anonymous_Sheet_DB__0" table:target-range-address="'Brett Evals'.A1:'Brett Evals'.F3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22:05:58.298848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14:56:21.681289956</meta:creation-date>
    <dc:date>2020-03-02T22:07:26.375607649</dc:date>
    <meta:editing-duration>PT9M53S</meta:editing-duration>
    <meta:editing-cycles>2</meta:editing-cycles>
    <meta:generator>LibreOffice/6.0.7.3$Linux_X86_64 LibreOffice_project/00m0$Build-3</meta:generator>
    <meta:document-statistic meta:table-count="1" meta:cell-count="136" meta:object-count="0"/>
  </office:meta>
</office:document-meta>
</file>